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 style:parent-style-name="Graphics">
      <style:graphic-properties draw:fill="none" fo:clip="rect(2.23661in, 0in, 0in, 0in)" draw:stroke="none" draw:image-opacity="40%"/>
    </style:style>
    <style:style style:family="paragraph" style:name="a42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5" draw:master-page-name="Master1-Layout1-title-Title-Slide" presentation:presentation-page-layout-name="Master1-PPL1" draw:id="Slide-256">
        <draw:custom-shape svg:x="0in" svg:y="-0in" svg:width="13.33333in" svg:height="7.5in" draw:id="id75" draw:style-name="a398" draw:name="Rectangle 8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399" draw:name="Picture 3" svg:x="-0in" svg:y="-0in" svg:width="13.33333in" svg:height="7.5in" style:rel-width="scale" style:rel-height="scale">
          <draw:image xlink:href="media/image1.jpeg" xlink:type="simple" xlink:show="embed" xlink:actuate="onLoad"/>
          <svg:title/>
          <svg:desc>Floor tile pattern diagonal design</svg:desc>
        </draw:frame>
        <draw:frame draw:id="id78" presentation:style-name="a408" draw:name="Título 1" svg:x="0.08814in" svg:y="1.94788in" svg:width="13.15705in" svg:height="2.68in" presentation:class="title" presentation:placeholder="false">
          <draw:text-box>
            <text:p text:style-name="a407" text:class-names="" text:cond-style-name="" text:id="id77"><text:span text:style-name="a400" text:class-names="">Proyecto Transversal<text:s text:c="1"/></text:span><text:span text:style-name="a401" text:class-names=""><text:line-break/></text:span><text:span text:style-name="a402" text:class-names="">–<text:s text:c="1"/></text:span><text:span text:style-name="a403" text:class-names=""><text:line-break/></text:span><text:span text:style-name="a404" text:class-names="">Baldosas<text:s text:c="1"/></text:span><text:span text:style-name="a405" text:class-names="">piezoeléctricas</text:span><text:span text:style-name="a406" text:class-names=""/></text:p>
          </draw:text-box>
          <svg:title/>
          <svg:desc/>
        </draw:frame>
        <draw:frame draw:id="id80" presentation:style-name="a411" draw:name="Subtítulo 2" svg:x="7.27512in" svg:y="4.39394in" svg:width="5.51267in" svg:height="2in" presentation:class="subtitle" presentation:placeholder="false">
          <draw:text-box>
            <text:p text:style-name="a410" text:class-names="" text:cond-style-name="" text:id="id79"><text:span text:style-name="a409" text:class-names="">Sofia, Kevin, Violetta, Yurii, Alejandro &amp; Ernesto</text:span></text:p>
          </draw:text-box>
          <svg:title/>
          <svg:desc/>
        </draw:frame>
        <draw:custom-shape svg:x="0.56635in" svg:y="0.55565in" svg:width="5.49123in" svg:height="0.16325in" draw:id="id81" draw:style-name="a414" draw:name="Rectangle 10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8584in" svg:y="6.79126in" svg:width="5.49123in" svg:height="0.05in" draw:id="id82" draw:style-name="a417" draw:name="Rectangle 12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78" anim:iterate-type="by-paragraph" anim:iterate-interval="PT0.070000S" smil:begin="1.0s" smil:fill="hold">
                  <anim:set smil:targetElement="id78" smil:attributeName="visibility" smil:to="visible" smil:begin="0.0s" smil:dur="0.001s" smil:fill="hold"/>
                  <anim:transitionFilter smil:targetElement="id78" smil:type="fade" smil:subtype="crossfade" smil:dur="0.7s"/>
                </anim:iterate>
                <anim:iterate presentation:node-type="with-previous" presentation:preset-id="10" presentation:preset-sub-type="0" presentation:preset-class="entrance" presentation:group-id="0" smil:targetElement="id79" anim:iterate-type="by-paragraph" anim:iterate-interval="PT0.070000S" smil:begin="1.5s" smil:fill="hold">
                  <anim:set smil:targetElement="id79" smil:attributeName="visibility" smil:to="visible" smil:begin="0.0s" smil:dur="0.001s" smil:fill="hold"/>
                  <anim:transitionFilter smil:targetElement="id79" smil:type="fade" smil:subtype="crossfade" smil:dur="0.7s"/>
                </anim:iterate>
              </anim:par>
            </anim:par>
          </anim:seq>
        </anim:par>
      </draw:page>
      <draw:page draw:name="Slide2" draw:style-name="a418" draw:master-page-name="Master1-Layout2-obj-Title-and-Content" presentation:presentation-page-layout-name="Master1-PPL2" draw:id="Slide-257">
        <draw:frame draw:id="id83" presentation:style-name="a422" draw:name="Título 1" svg:x="0.57in" svg:y="1.07in" svg:width="12.2in" svg:height="1.6in" presentation:class="title" presentation:placeholder="false">
          <draw:text-box>
            <text:p text:style-name="a421" text:class-names="" text:cond-style-name=""><text:span text:style-name="a419" text:class-names="">Índice<text:s text:c="1"/></text:span><text:span text:style-name="a420" text:class-names=""/></text:p>
          </draw:text-box>
          <svg:title/>
          <svg:desc/>
        </draw:frame>
        <draw:frame draw:id="id84" presentation:style-name="a440" draw:name="Marcador de contenido 2" svg:x="0.57in" svg:y="2.82in" svg:width="12.2in" svg:height="4.12in" presentation:class="outline" presentation:placeholder="false">
          <draw:text-box>
            <text:list text:style-name="a425">
              <text:list-item>
                <text:p text:style-name="a424" text:class-names="" text:cond-style-name=""><text:span text:style-name="a423" text:class-names="">Introducción<text:s text:c="1"/>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>Desarrollo<text:s text:c="1"/></text:span></text:p>
              </text:list-item>
            </text:list>
            <text:list text:style-name="a433">
              <text:list-item>
                <text:p text:style-name="a432" text:class-names="" text:cond-style-name=""><text:span text:style-name="a429" text:class-names="">Evidencias</text:span><text:span text:style-name="a430" text:class-names=""><text:s text:c="1"/></text:span><text:span text:style-name="a431" text:class-names=""/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>Aprendizajes</text:span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/></text:p>
              </text:list-item>
            </text:list>
          </draw:text-box>
          <svg:title/>
          <svg:desc/>
        </draw:frame>
      </draw:page>
      <draw:page draw:name="Slide3" draw:style-name="a441" draw:master-page-name="Master1-Layout2-obj-Title-and-Content" presentation:presentation-page-layout-name="Master1-PPL2" draw:id="Slide-258">
        <draw:frame draw:id="id85" presentation:style-name="a445" draw:name="Título 1" svg:x="0.57in" svg:y="1.07in" svg:width="12.2in" svg:height="1.6in" presentation:class="title" presentation:placeholder="false">
          <draw:text-box>
            <text:p text:style-name="a444" text:class-names="" text:cond-style-name=""><text:span text:style-name="a442" text:class-names="">Introducción<text:s text:c="1"/></text:span><text:span text:style-name="a443" text:class-names=""/></text:p>
          </draw:text-box>
          <svg:title/>
          <svg:desc/>
        </draw:frame>
        <draw:frame draw:id="id86" presentation:style-name="a446" draw:name="Marcador de contenido 2" svg:x="0.57in" svg:y="2.82in" svg:width="12.2in" svg:height="4.12in" presentation:class="outline" presentation:placeholder="true">
          <draw:text-box/>
          <svg:title/>
          <svg:desc/>
        </draw:frame>
      </draw:page>
      <draw:page draw:name="Slide4" draw:style-name="a447" draw:master-page-name="Master1-Layout2-obj-Title-and-Content" presentation:presentation-page-layout-name="Master1-PPL2" draw:id="Slide-259">
        <draw:frame draw:id="id87" presentation:style-name="a453" draw:name="Título 1" svg:x="0.57in" svg:y="1.07in" svg:width="12.2in" svg:height="1.6in" presentation:class="title" presentation:placeholder="false">
          <draw:text-box>
            <text:p text:style-name="a452" text:class-names="" text:cond-style-name=""><text:span text:style-name="a448" text:class-names="">Desarroll</text:span><text:span text:style-name="a449" text:class-names="">o</text:span><text:span text:style-name="a450" text:class-names=""><text:s text:c="1"/></text:span><text:span text:style-name="a451" text:class-names=""/></text:p>
          </draw:text-box>
          <svg:title/>
          <svg:desc/>
        </draw:frame>
        <draw:frame draw:id="id88" presentation:style-name="a468" draw:name="Marcador de contenido 2" svg:x="0.57in" svg:y="2.82in" svg:width="12.2in" svg:height="4.12in" presentation:class="outline" presentation:placeholder="false">
          <draw:text-box>
            <text:list text:style-name="a456">
              <text:list-item>
                <text:p text:style-name="a455" text:class-names="" text:cond-style-name=""><text:span text:style-name="a454" text:class-names="">Circuito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Materiales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Problemas<text:s text:c="1"/></text:span></text:p>
              </text:list-item>
            </text:list>
            <text:list text:style-name="a467">
              <text:list-item>
                <text:p text:style-name="a466" text:class-names="" text:cond-style-name=""><text:span text:style-name="a463" text:class-names="">Marketing</text:span><text:span text:style-name="a464" text:class-names=""><text:s text:c="1"/></text:span><text:span text:style-name="a465" text:class-names=""/></text:p>
              </text:list-item>
            </text:list>
          </draw:text-box>
          <svg:title/>
          <svg:desc/>
        </draw:frame>
      </draw:page>
      <draw:page draw:name="Slide5" draw:style-name="a469" draw:master-page-name="Master1-Layout2-obj-Title-and-Content" presentation:presentation-page-layout-name="Master1-PPL2" draw:id="Slide-260">
        <draw:frame draw:id="id89" presentation:style-name="a473" draw:name="Título 1" svg:x="0.57in" svg:y="1.07in" svg:width="12.2in" svg:height="1.6in" presentation:class="title" presentation:placeholder="false">
          <draw:text-box>
            <text:p text:style-name="a472" text:class-names="" text:cond-style-name=""><text:span text:style-name="a470" text:class-names="">Evidencias<text:s text:c="1"/></text:span><text:span text:style-name="a471" text:class-names=""/></text:p>
          </draw:text-box>
          <svg:title/>
          <svg:desc/>
        </draw:frame>
        <draw:frame draw:id="id90" presentation:style-name="a474" draw:name="Marcador de contenido 2" svg:x="0.57in" svg:y="2.82in" svg:width="12.2in" svg:height="4.12in" presentation:class="outline" presentation:placeholder="true">
          <draw:text-box/>
          <svg:title/>
          <svg:desc/>
        </draw:frame>
      </draw:page>
      <draw:page draw:name="Slide6" draw:style-name="a475" draw:master-page-name="Master1-Layout2-obj-Title-and-Content" presentation:presentation-page-layout-name="Master1-PPL2" draw:id="Slide-261">
        <draw:frame draw:id="id91" presentation:style-name="a479" draw:name="Título 1" svg:x="0.57in" svg:y="1.07in" svg:width="12.2in" svg:height="1.6in" presentation:class="title" presentation:placeholder="false">
          <draw:text-box>
            <text:p text:style-name="a478" text:class-names="" text:cond-style-name=""><text:span text:style-name="a476" text:class-names="">Aprendizajes<text:s text:c="1"/></text:span><text:span text:style-name="a477" text:class-names=""/></text:p>
          </draw:text-box>
          <svg:title/>
          <svg:desc/>
        </draw:frame>
        <draw:frame draw:id="id92" presentation:style-name="a480" draw:name="Marcador de contenido 2" svg:x="0.57in" svg:y="2.82in" svg:width="12.2in" svg:height="4.12in" presentation:class="outline" presentation:placeholder="true">
          <draw:text-box/>
          <svg:title/>
          <svg:desc/>
        </draw:frame>
      </draw:page>
      <draw:page draw:name="Slide7" draw:style-name="a481" draw:master-page-name="Master1-Layout2-obj-Title-and-Content" presentation:presentation-page-layout-name="Master1-PPL2" draw:id="Slide-262">
        <draw:frame draw:id="id93" presentation:style-name="a485" draw:name="Título 1" svg:x="0.56667in" svg:y="2.95in" svg:width="12.2in" svg:height="1.6in" presentation:class="title" presentation:placeholder="false">
          <draw:text-box>
            <text:p text:style-name="a484" text:class-names="" text:cond-style-name=""><text:span text:style-name="a482" text:class-names="">Muchas Gracias</text:span><text:span text:style-name="a48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0.57in" svg:y="1.07in" svg:width="12.2in" svg:height="3.75in"/>
      <presentation:placeholder presentation:object="subtitle" svg:x="0.57in" svg:y="4.9in" svg:width="7.77in" svg:height="1.53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2" style:display-name="Title and Content">
      <presentation:placeholder presentation:object="title" svg:x="0.57in" svg:y="1.07in" svg:width="12.2in" svg:height="1.6in"/>
      <presentation:placeholder presentation:object="object" svg:x="0.57in" svg:y="2.82in" svg:width="12.2in" svg:height="4.12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3" style:display-name="Section Header">
      <presentation:placeholder presentation:object="title" svg:x="0.57in" svg:y="1.07in" svg:width="5.49in" svg:height="4.69in"/>
      <presentation:placeholder presentation:object="outline" svg:x="0.57in" svg:y="5.76in" svg:width="5.49in" svg:height="1.19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4" style:display-name="Two Content">
      <presentation:placeholder presentation:object="title" svg:x="0.57in" svg:y="1.07in" svg:width="12.2in" svg:height="1.6in"/>
      <presentation:placeholder presentation:object="object" svg:x="0.57in" svg:y="2.82in" svg:width="5.65in" svg:height="4.12in"/>
      <presentation:placeholder presentation:object="object" svg:x="7.13in" svg:y="2.82in" svg:width="5.65in" svg:height="4.12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5" style:display-name="Comparison">
      <presentation:placeholder presentation:object="title" svg:x="0.57in" svg:y="1.07in" svg:width="12.21in" svg:height="1.33in"/>
      <presentation:placeholder presentation:object="outline" svg:x="0.57in" svg:y="2.56in" svg:width="5.65in" svg:height="0.72in"/>
      <presentation:placeholder presentation:object="object" svg:x="0.57in" svg:y="3.32in" svg:width="5.65in" svg:height="3.62in"/>
      <presentation:placeholder presentation:object="outline" svg:x="7.13in" svg:y="2.56in" svg:width="5.65in" svg:height="0.72in"/>
      <presentation:placeholder presentation:object="object" svg:x="7.13in" svg:y="3.32in" svg:width="5.65in" svg:height="3.62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6" style:display-name="Title Only">
      <presentation:placeholder presentation:object="title" svg:x="0.57in" svg:y="1.07in" svg:width="12.2in" svg:height="1.6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7" style:display-name="Blank"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8" style:display-name="Content with Caption">
      <presentation:placeholder presentation:object="title" svg:x="0.57in" svg:y="1.07in" svg:width="5.49in" svg:height="2.69in"/>
      <presentation:placeholder presentation:object="object" svg:x="7.13in" svg:y="1.07986in" svg:width="5.65in" svg:height="5.86in"/>
      <presentation:placeholder presentation:object="outline" svg:x="0.57in" svg:y="3.91in" svg:width="5.49in" svg:height="3.03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9" style:display-name="Picture with Caption">
      <presentation:placeholder presentation:object="title" svg:x="0.57in" svg:y="1.07in" svg:width="5.49in" svg:height="2.69in"/>
      <presentation:placeholder presentation:object="graphic" svg:x="7.13in" svg:y="1.07986in" svg:width="5.65in" svg:height="5.86in"/>
      <presentation:placeholder presentation:object="outline" svg:x="0.57in" svg:y="3.91in" svg:width="5.49in" svg:height="3.03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10" style:display-name="Title and Vertical Text">
      <presentation:placeholder presentation:object="title" svg:x="0.57in" svg:y="1.07in" svg:width="12.2in" svg:height="1.6in"/>
      <presentation:placeholder presentation:object="outline" svg:x="0.57in" svg:y="2.82in" svg:width="12.2in" svg:height="4.12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11" style:display-name="Vertical Title and Text">
      <presentation:placeholder presentation:object="title" svg:x="9.47in" svg:y="1.07in" svg:width="2.79in" svg:height="5.87in"/>
      <presentation:placeholder presentation:object="outline" svg:x="0.57in" svg:y="1.07in" svg:width="8.76in" svg:height="5.87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style style:family="graphic" style:name="Graphics"/>
    <style:default-style style:family="graphic">
      <style:graphic-properties draw:fill="solid" draw:fill-color="#eba000" draw:opacity="100%" draw:stroke="solid" svg:stroke-width="0.02083in" svg:stroke-color="#634100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9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377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26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12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estaltVTI" style:page-layout-name="pageLayout1" draw:style-name="a0">
      <draw:frame draw:id="id0" presentation:style-name="a3" draw:name="Title Placeholder 1" svg:x="0.57in" svg:y="1.07in" svg:width="12.2in" svg:height="1.6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57in" svg:y="2.82in" svg:width="12.2in" svg:height="4.1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7in" svg:y="7.02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3/13/2026</text:date></text:span><text:span text:style-name="a22" text:class-names=""/></text:p>
        </draw:text-box>
        <svg:title/>
        <svg:desc/>
      </draw:frame>
      <draw:frame draw:id="id3" presentation:style-name="a27" draw:name="Footer Placeholder 4" svg:x="0.57in" svg:y="0.11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12.53in" svg:y="7.02in" svg:width="0.7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º›</text:page-number></text:span><text:span text:style-name="a29" text:class-names=""/></text:p>
        </draw:text-box>
        <svg:title/>
        <svg:desc/>
      </draw:frame>
      <draw:custom-shape svg:x="0.56635in" svg:y="0.55565in" svg:width="12.1973in" svg:height="0.16325in" draw:id="id5" draw:style-name="a34" draw:name="Freeform: Shape 6">
        <svg:title/>
        <svg:desc/>
        <text:p text:style-name="a33" text:class-names="" text:cond-style-name=""><text:span text:style-name="a32" text:class-names=""/></text:p>
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</style:master-page>
    <style:master-page style:name="Master1-Layout1-title-Title-Slide" style:page-layout-name="pageLayout1" draw:style-name="a35">
      <draw:custom-shape svg:x="0.56635in" svg:y="0.55565in" svg:width="12.1973in" svg:height="0.16325in" draw:id="id6" draw:layer="Master1-bg" draw:style-name="a38" draw:name="Freeform: Shape 6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0.56635in" svg:y="6.79126in" svg:width="12.2in" svg:height="0.05in" draw:id="id7" draw:style-name="a41" draw:name="Freeform: Shape 6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8715708 45719" draw:enhanced-path="M 0 0 L 3694525 0 5021183 0 8715708 0 8715708 45719 5021183 45719 3694525 45719 0 45719 Z N" draw:text-areas="?f20 ?f22 ?f21 ?f23" draw:glue-points="?f14 ?f15 ?f16 ?f15 ?f17 ?f15 ?f18 ?f15 ?f18 ?f19 ?f17 ?f19 ?f16 ?f19 ?f14 ?f19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715708"/>
          <draw:equation draw:name="f7" draw:formula="?f4 / 45719"/>
          <draw:equation draw:name="f8" draw:formula="0 * ?f5 / 8715708"/>
          <draw:equation draw:name="f9" draw:formula="0 * ?f4 / 45719"/>
          <draw:equation draw:name="f10" draw:formula="3694525 * ?f5 / 8715708"/>
          <draw:equation draw:name="f11" draw:formula="5021183 * ?f5 / 8715708"/>
          <draw:equation draw:name="f12" draw:formula="8715708 * ?f5 / 8715708"/>
          <draw:equation draw:name="f13" draw:formula="45719 * ?f4 / 45719"/>
          <draw:equation draw:name="f14" draw:formula="?f8 / ?f6"/>
          <draw:equation draw:name="f15" draw:formula="?f9 / ?f7"/>
          <draw:equation draw:name="f16" draw:formula="?f10 / ?f6"/>
          <draw:equation draw:name="f17" draw:formula="?f11 / ?f6"/>
          <draw:equation draw:name="f18" draw:formula="?f12 / ?f6"/>
          <draw:equation draw:name="f19" draw:formula="?f13 / ?f7"/>
          <draw:equation draw:name="f20" draw:formula="?f0 / ?f6"/>
          <draw:equation draw:name="f21" draw:formula="?f1 / ?f6"/>
          <draw:equation draw:name="f22" draw:formula="?f2 / ?f7"/>
          <draw:equation draw:name="f23" draw:formula="?f3 / ?f7"/>
        </draw:enhanced-geometry>
      </draw:custom-shape>
      <draw:frame draw:id="id8" presentation:style-name="a44" draw:name="Title 1" svg:x="0.57in" svg:y="1.07in" svg:width="12.2in" svg:height="3.75in" presentation:class="title" presentation:placeholder="false">
        <draw:text-box>
          <text:p text:style-name="a43" text:class-names="" text:cond-style-name=""><text:span text:style-name="a42" text:class-names="">Click to edit Master title style</text:span></text:p>
        </draw:text-box>
        <svg:title/>
        <svg:desc/>
      </draw:frame>
      <draw:frame draw:id="id9" presentation:style-name="a47" draw:name="Subtitle 2" svg:x="0.57in" svg:y="4.9in" svg:width="7.77in" svg:height="1.53in" presentation:class="subtitle" presentation:placeholder="false">
        <draw:text-box>
          <text:p text:style-name="a46" text:class-names="" text:cond-style-name=""><text:span text:style-name="a45" text:class-names="">Click to edit Master subtitle style</text:span></text:p>
        </draw:text-box>
        <svg:title/>
        <svg:desc/>
      </draw:frame>
      <draw:frame draw:id="id10" presentation:style-name="a52" draw:name="Date Placeholder 3" svg:x="0.57in" svg:y="7.02in" svg:width="3in" svg:height="0.39931in" presentation:class="date-time" presentation:placeholder="false">
        <draw:text-box>
          <text:p text:style-name="a51" text:class-names="" text:cond-style-name=""><text:span text:style-name="a48" text:class-names=""><text:date text:fixed="false" style:data-style-name="a49">3/13/2026</text:date></text:span><text:span text:style-name="a50" text:class-names=""/></text:p>
        </draw:text-box>
        <svg:title/>
        <svg:desc/>
      </draw:frame>
      <draw:frame draw:id="id11" presentation:style-name="a55" draw:name="Footer Placeholder 4" svg:x="0.57in" svg:y="0.11in" svg:width="4.5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2" presentation:style-name="a59" draw:name="Slide Number Placeholder 5" svg:x="12.53in" svg:y="7.02in" svg:width="0.7in" svg:height="0.39931in" presentation:class="page-number" presentation:placeholder="false">
        <draw:text-box>
          <text:p text:style-name="a58" text:class-names="" text:cond-style-name=""><text:span text:style-name="a56" text:class-names=""><text:page-number style:num-format="1" text:fixed="false">‹Nº›</text:page-number></text:span><text:span text:style-name="a57" text:class-names=""/></text:p>
        </draw:text-box>
        <svg:title/>
        <svg:desc/>
      </draw:frame>
    </style:master-page>
    <style:master-page style:name="Master1-Layout2-obj-Title-and-Content" style:page-layout-name="pageLayout1" draw:style-name="a60">
      <draw:custom-shape svg:x="0.56635in" svg:y="0.55565in" svg:width="12.1973in" svg:height="0.16325in" draw:id="id13" draw:layer="Master1-bg" draw:style-name="a63" draw:name="Freeform: Shape 6">
        <svg:title/>
        <svg:desc/>
        <text:p text:style-name="a62" text:class-names="" text:cond-style-name=""><text:span text:style-name="a61" text:class-names=""/></text:p>
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14" presentation:style-name="a66" draw:name="Title 1" svg:x="0.57in" svg:y="1.07in" svg:width="12.2in" svg:height="1.6in" presentation:class="title" presentation:placeholder="false">
        <draw:text-box>
          <text:p text:style-name="a65" text:class-names="" text:cond-style-name=""><text:span text:style-name="a64" text:class-names="">Click to edit Master title style</text:span></text:p>
        </draw:text-box>
        <svg:title/>
        <svg:desc/>
      </draw:frame>
      <draw:frame draw:id="id15" presentation:style-name="a82" draw:name="Content Placeholder 2" svg:x="0.57in" svg:y="2.82in" svg:width="12.2in" svg:height="4.12in" presentation:class="object" presentation:placeholder="false">
        <draw:text-box>
          <text:list text:style-name="a69">
            <text:list-item>
              <text:p text:style-name="a68" text:class-names="" text:cond-style-name=""><text:span text:style-name="a67" text:class-names="">Click to edit Master text styles</text:span></text:p>
            </text:list-item>
          </text:list>
          <text:list text:style-name="a72">
            <text:list-item>
              <text:list text:style-name="a72">
                <text:list-item>
                  <text:p text:style-name="a71" text:class-names="" text:cond-style-name=""><text:span text:style-name="a70" text:class-names="">Second level</text:span></text:p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p text:style-name="a74" text:class-names="" text:cond-style-name=""><text:span text:style-name="a73" text:class-names="">Third level</text:span></text:p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p text:style-name="a77" text:class-names="" text:cond-style-name=""><text:span text:style-name="a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list text:style-name="a81">
                            <text:list-item>
                              <text:p text:style-name="a80" text:class-names="" text:cond-style-name=""><text:span text:style-name="a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87" draw:name="Date Placeholder 3" svg:x="0.57in" svg:y="7.02in" svg:width="3in" svg:height="0.39931in" presentation:class="date-time" presentation:placeholder="false">
        <draw:text-box>
          <text:p text:style-name="a86" text:class-names="" text:cond-style-name=""><text:span text:style-name="a83" text:class-names=""><text:date text:fixed="false" style:data-style-name="a84">3/13/2026</text:date></text:span><text:span text:style-name="a85" text:class-names=""/></text:p>
        </draw:text-box>
        <svg:title/>
        <svg:desc/>
      </draw:frame>
      <draw:frame draw:id="id17" presentation:style-name="a90" draw:name="Footer Placeholder 4" svg:x="0.57in" svg:y="0.11in" svg:width="4.5in" svg:height="0.39931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18" presentation:style-name="a94" draw:name="Slide Number Placeholder 5" svg:x="12.53in" svg:y="7.02in" svg:width="0.7in" svg:height="0.39931in" presentation:class="page-number" presentation:placeholder="false">
        <draw:text-box>
          <text:p text:style-name="a93" text:class-names="" text:cond-style-name=""><text:span text:style-name="a91" text:class-names=""><text:page-number style:num-format="1" text:fixed="false">‹Nº›</text:page-number></text:span><text:span text:style-name="a92" text:class-names=""/></text:p>
        </draw:text-box>
        <svg:title/>
        <svg:desc/>
      </draw:frame>
    </style:master-page>
    <style:master-page style:name="Master1-Layout3-secHead-Section-Header" style:page-layout-name="pageLayout1" draw:style-name="a95">
      <draw:frame draw:id="id19" presentation:style-name="a98" draw:name="Title 1" svg:x="0.57in" svg:y="1.07in" svg:width="5.49in" svg:height="4.69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0" presentation:style-name="a102" draw:name="Text Placeholder 2" svg:x="0.57in" svg:y="5.76in" svg:width="5.49in" svg:height="1.19in" presentation:class="outline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</draw:text-box>
        <svg:title/>
        <svg:desc/>
      </draw:frame>
      <draw:frame draw:id="id21" presentation:style-name="a107" draw:name="Date Placeholder 3" svg:x="0.57in" svg:y="7.02in" svg:width="3in" svg:height="0.39931in" presentation:class="date-time" presentation:placeholder="false">
        <draw:text-box>
          <text:p text:style-name="a106" text:class-names="" text:cond-style-name=""><text:span text:style-name="a103" text:class-names=""><text:date text:fixed="false" style:data-style-name="a104">3/13/2026</text:date></text:span><text:span text:style-name="a105" text:class-names=""/></text:p>
        </draw:text-box>
        <svg:title/>
        <svg:desc/>
      </draw:frame>
      <draw:frame draw:id="id22" presentation:style-name="a110" draw:name="Footer Placeholder 4" svg:x="0.57in" svg:y="0.11in" svg:width="4.5in" svg:height="0.39931in" presentation:class="footer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23" presentation:style-name="a114" draw:name="Slide Number Placeholder 5" svg:x="12.53in" svg:y="7.02in" svg:width="0.7in" svg:height="0.39931in" presentation:class="page-number" presentation:placeholder="false">
        <draw:text-box>
          <text:p text:style-name="a113" text:class-names="" text:cond-style-name=""><text:span text:style-name="a111" text:class-names=""><text:page-number style:num-format="1" text:fixed="false">‹Nº›</text:page-number></text:span><text:span text:style-name="a112" text:class-names=""/></text:p>
        </draw:text-box>
        <svg:title/>
        <svg:desc/>
      </draw:frame>
      <draw:custom-shape svg:x="0.56635in" svg:y="0.55565in" svg:width="5.49123in" svg:height="0.16325in" draw:id="id24" draw:style-name="a117" draw:name="Rectangle 6">
        <svg:title/>
        <svg:desc/>
        <text:p text:style-name="a116" text:class-names="" text:cond-style-name=""><text:span text:style-name="a115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8">
      <draw:custom-shape svg:x="0.56635in" svg:y="0.55565in" svg:width="12.1973in" svg:height="0.16325in" draw:id="id25" draw:layer="Master1-bg" draw:style-name="a121" draw:name="Freeform: Shape 6">
        <svg:title/>
        <svg:desc/>
        <text:p text:style-name="a120" text:class-names="" text:cond-style-name=""><text:span text:style-name="a119" text:class-names=""/></text:p>
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26" presentation:style-name="a124" draw:name="Title 1" svg:x="0.57in" svg:y="1.07in" svg:width="12.2in" svg:height="1.6in" presentation:class="title" presentation:placeholder="false">
        <draw:text-box>
          <text:p text:style-name="a123" text:class-names="" text:cond-style-name=""><text:span text:style-name="a122" text:class-names="">Click to edit Master title style</text:span></text:p>
        </draw:text-box>
        <svg:title/>
        <svg:desc/>
      </draw:frame>
      <draw:frame draw:id="id27" presentation:style-name="a140" draw:name="Content Placeholder 2" svg:x="0.57in" svg:y="2.82in" svg:width="5.65in" svg:height="4.12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6" draw:name="Content Placeholder 3" svg:x="7.13in" svg:y="2.82in" svg:width="5.65in" svg:height="4.12in" presentation:class="object" presentation:placeholder="false">
        <draw:text-box>
          <text:list text:style-name="a143">
            <text:list-item>
              <text:p text:style-name="a142" text:class-names="" text:cond-style-name=""><text:span text:style-name="a141" text:class-names="">Click to edit Master text styles</text:span></text:p>
            </text:list-item>
          </text:list>
          <text:list text:style-name="a146">
            <text:list-item>
              <text:list text:style-name="a146">
                <text:list-item>
                  <text:p text:style-name="a145" text:class-names="" text:cond-style-name=""><text:span text:style-name="a144" text:class-names="">Second level</text:span></text:p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p text:style-name="a148" text:class-names="" text:cond-style-name=""><text:span text:style-name="a147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p text:style-name="a151" text:class-names="" text:cond-style-name=""><text:span text:style-name="a1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1" draw:name="Date Placeholder 4" svg:x="0.57in" svg:y="7.02in" svg:width="3in" svg:height="0.39931in" presentation:class="date-time" presentation:placeholder="false">
        <draw:text-box>
          <text:p text:style-name="a160" text:class-names="" text:cond-style-name=""><text:span text:style-name="a157" text:class-names=""><text:date text:fixed="false" style:data-style-name="a158">3/13/2026</text:date></text:span><text:span text:style-name="a159" text:class-names=""/></text:p>
        </draw:text-box>
        <svg:title/>
        <svg:desc/>
      </draw:frame>
      <draw:frame draw:id="id30" presentation:style-name="a164" draw:name="Footer Placeholder 5" svg:x="0.57in" svg:y="0.11in" svg:width="4.5in" svg:height="0.39931in" presentation:class="footer" presentation:placeholder="false">
        <draw:text-box>
          <text:p text:style-name="a163" text:class-names="" text:cond-style-name=""><text:span text:style-name="a162" text:class-names=""/></text:p>
        </draw:text-box>
        <svg:title/>
        <svg:desc/>
      </draw:frame>
      <draw:frame draw:id="id31" presentation:style-name="a168" draw:name="Slide Number Placeholder 6" svg:x="12.53in" svg:y="7.02in" svg:width="0.7in" svg:height="0.39931in" presentation:class="page-number" presentation:placeholder="false">
        <draw:text-box>
          <text:p text:style-name="a167" text:class-names="" text:cond-style-name=""><text:span text:style-name="a165" text:class-names=""><text:page-number style:num-format="1" text:fixed="false">‹Nº›</text:page-number></text:span><text:span text:style-name="a166" text:class-names=""/></text:p>
        </draw:text-box>
        <svg:title/>
        <svg:desc/>
      </draw:frame>
    </style:master-page>
    <style:master-page style:name="Master1-Layout5-twoTxTwoObj-Comparison" style:page-layout-name="pageLayout1" draw:style-name="a169">
      <draw:custom-shape svg:x="0.56635in" svg:y="0.55565in" svg:width="12.1973in" svg:height="0.16325in" draw:id="id32" draw:layer="Master1-bg" draw:style-name="a172" draw:name="Freeform: Shape 6">
        <svg:title/>
        <svg:desc/>
        <text:p text:style-name="a171" text:class-names="" text:cond-style-name=""><text:span text:style-name="a170" text:class-names=""/></text:p>
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33" presentation:style-name="a175" draw:name="Title 1" svg:x="0.57in" svg:y="1.07in" svg:width="12.21in" svg:height="1.33in" presentation:class="title" presentation:placeholder="false">
        <draw:text-box>
          <text:p text:style-name="a174" text:class-names="" text:cond-style-name=""><text:span text:style-name="a173" text:class-names="">Click to edit Master title style</text:span></text:p>
        </draw:text-box>
        <svg:title/>
        <svg:desc/>
      </draw:frame>
      <draw:frame draw:id="id34" presentation:style-name="a179" draw:name="Text Placeholder 2" svg:x="0.57in" svg:y="2.56in" svg:width="5.65in" svg:height="0.72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</draw:text-box>
        <svg:title/>
        <svg:desc/>
      </draw:frame>
      <draw:frame draw:id="id35" presentation:style-name="a195" draw:name="Content Placeholder 3" svg:x="0.57in" svg:y="3.32in" svg:width="5.65in" svg:height="3.62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Click to edit Master text styles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 level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list text:style-name="a194">
                            <text:list-item>
                              <text:p text:style-name="a193" text:class-names="" text:cond-style-name=""><text:span text:style-name="a1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9" draw:name="Text Placeholder 4" svg:x="7.13in" svg:y="2.56in" svg:width="5.65in" svg:height="0.72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Click to edit Master text styles</text:span></text:p>
            </text:list-item>
          </text:list>
        </draw:text-box>
        <svg:title/>
        <svg:desc/>
      </draw:frame>
      <draw:frame draw:id="id37" presentation:style-name="a215" draw:name="Content Placeholder 5" svg:x="7.13in" svg:y="3.32in" svg:width="5.65in" svg:height="3.62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Click to edit Master text styles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cond le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20" draw:name="Date Placeholder 6" svg:x="0.57in" svg:y="7.02in" svg:width="3in" svg:height="0.39931in" presentation:class="date-time" presentation:placeholder="false">
        <draw:text-box>
          <text:p text:style-name="a219" text:class-names="" text:cond-style-name=""><text:span text:style-name="a216" text:class-names=""><text:date text:fixed="false" style:data-style-name="a217">3/13/2026</text:date></text:span><text:span text:style-name="a218" text:class-names=""/></text:p>
        </draw:text-box>
        <svg:title/>
        <svg:desc/>
      </draw:frame>
      <draw:frame draw:id="id39" presentation:style-name="a223" draw:name="Footer Placeholder 7" svg:x="0.57in" svg:y="0.11in" svg:width="4.5in" svg:height="0.39931in" presentation:class="footer" presentation:placeholder="false">
        <draw:text-box>
          <text:p text:style-name="a222" text:class-names="" text:cond-style-name=""><text:span text:style-name="a221" text:class-names=""/></text:p>
        </draw:text-box>
        <svg:title/>
        <svg:desc/>
      </draw:frame>
      <draw:frame draw:id="id40" presentation:style-name="a227" draw:name="Slide Number Placeholder 8" svg:x="12.53in" svg:y="7.02in" svg:width="0.7in" svg:height="0.39931in" presentation:class="page-number" presentation:placeholder="false">
        <draw:text-box>
          <text:p text:style-name="a226" text:class-names="" text:cond-style-name=""><text:span text:style-name="a224" text:class-names=""><text:page-number style:num-format="1" text:fixed="false">‹Nº›</text:page-number></text:span><text:span text:style-name="a225" text:class-names=""/></text:p>
        </draw:text-box>
        <svg:title/>
        <svg:desc/>
      </draw:frame>
    </style:master-page>
    <style:master-page style:name="Master1-Layout6-titleOnly-Title-Only" style:page-layout-name="pageLayout1" draw:style-name="a228">
      <draw:custom-shape svg:x="0.56635in" svg:y="0.55565in" svg:width="12.1973in" svg:height="0.16325in" draw:id="id41" draw:layer="Master1-bg" draw:style-name="a231" draw:name="Freeform: Shape 6">
        <svg:title/>
        <svg:desc/>
        <text:p text:style-name="a230" text:class-names="" text:cond-style-name=""><text:span text:style-name="a229" text:class-names=""/></text:p>
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42" presentation:style-name="a234" draw:name="Title 1" svg:x="0.57in" svg:y="1.07in" svg:width="12.2in" svg:height="1.6in" presentation:class="title" presentation:placeholder="false">
        <draw:text-box>
          <text:p text:style-name="a233" text:class-names="" text:cond-style-name=""><text:span text:style-name="a232" text:class-names="">Click to edit Master title style</text:span></text:p>
        </draw:text-box>
        <svg:title/>
        <svg:desc/>
      </draw:frame>
      <draw:frame draw:id="id43" presentation:style-name="a239" draw:name="Date Placeholder 2" svg:x="0.57in" svg:y="7.02in" svg:width="3in" svg:height="0.39931in" presentation:class="date-time" presentation:placeholder="false">
        <draw:text-box>
          <text:p text:style-name="a238" text:class-names="" text:cond-style-name=""><text:span text:style-name="a235" text:class-names=""><text:date text:fixed="false" style:data-style-name="a236">3/13/2026</text:date></text:span><text:span text:style-name="a237" text:class-names=""/></text:p>
        </draw:text-box>
        <svg:title/>
        <svg:desc/>
      </draw:frame>
      <draw:frame draw:id="id44" presentation:style-name="a242" draw:name="Footer Placeholder 3" svg:x="0.57in" svg:y="0.11in" svg:width="4.5in" svg:height="0.39931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45" presentation:style-name="a246" draw:name="Slide Number Placeholder 4" svg:x="12.53in" svg:y="7.02in" svg:width="0.7in" svg:height="0.39931in" presentation:class="page-number" presentation:placeholder="false">
        <draw:text-box>
          <text:p text:style-name="a245" text:class-names="" text:cond-style-name=""><text:span text:style-name="a243" text:class-names=""><text:page-number style:num-format="1" text:fixed="false">‹Nº›</text:page-number></text:span><text:span text:style-name="a244" text:class-names=""/></text:p>
        </draw:text-box>
        <svg:title/>
        <svg:desc/>
      </draw:frame>
    </style:master-page>
    <style:master-page style:name="Master1-Layout7-blank-Blank" style:page-layout-name="pageLayout1" draw:style-name="a247">
      <draw:frame draw:id="id46" presentation:style-name="a252" draw:name="Date Placeholder 1" svg:x="0.57in" svg:y="7.02in" svg:width="3in" svg:height="0.39931in" presentation:class="date-time" presentation:placeholder="false">
        <draw:text-box>
          <text:p text:style-name="a251" text:class-names="" text:cond-style-name=""><text:span text:style-name="a248" text:class-names=""><text:date text:fixed="false" style:data-style-name="a249">3/13/2026</text:date></text:span><text:span text:style-name="a250" text:class-names=""/></text:p>
        </draw:text-box>
        <svg:title/>
        <svg:desc/>
      </draw:frame>
      <draw:frame draw:id="id47" presentation:style-name="a255" draw:name="Footer Placeholder 2" svg:x="0.57in" svg:y="0.11in" svg:width="4.5in" svg:height="0.39931in" presentation:class="footer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48" presentation:style-name="a259" draw:name="Slide Number Placeholder 3" svg:x="12.53in" svg:y="7.02in" svg:width="0.7in" svg:height="0.39931in" presentation:class="page-number" presentation:placeholder="false">
        <draw:text-box>
          <text:p text:style-name="a258" text:class-names="" text:cond-style-name=""><text:span text:style-name="a256" text:class-names=""><text:page-number style:num-format="1" text:fixed="false">‹Nº›</text:page-number></text:span><text:span text:style-name="a25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60">
      <draw:custom-shape svg:x="0.56635in" svg:y="0.55565in" svg:width="12.1973in" svg:height="0.16325in" draw:id="id49" draw:layer="Master1-bg" draw:style-name="a263" draw:name="Freeform: Shape 6">
        <svg:title/>
        <svg:desc/>
        <text:p text:style-name="a262" text:class-names="" text:cond-style-name=""><text:span text:style-name="a261" text:class-names=""/></text:p>
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50" presentation:style-name="a266" draw:name="Title 1" svg:x="0.57in" svg:y="1.07in" svg:width="5.49in" svg:height="2.69in" presentation:class="title" presentation:placeholder="false">
        <draw:text-box>
          <text:p text:style-name="a265" text:class-names="" text:cond-style-name=""><text:span text:style-name="a264" text:class-names="">Click to edit Master title style</text:span></text:p>
        </draw:text-box>
        <svg:title/>
        <svg:desc/>
      </draw:frame>
      <draw:frame draw:id="id51" presentation:style-name="a282" draw:name="Content Placeholder 2" svg:x="7.13in" svg:y="1.07986in" svg:width="5.65in" svg:height="5.86in" presentation:class="object" presentation:placeholder="false">
        <draw:text-box>
          <text:list text:style-name="a269">
            <text:list-item>
              <text:p text:style-name="a268" text:class-names="" text:cond-style-name=""><text:span text:style-name="a267" text:class-names="">Click to edit Master text styles</text:span></text:p>
            </text:list-item>
          </text:list>
          <text:list text:style-name="a272">
            <text:list-item>
              <text:list text:style-name="a272">
                <text:list-item>
                  <text:p text:style-name="a271" text:class-names="" text:cond-style-name=""><text:span text:style-name="a270" text:class-names="">Second level</text:span></text:p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p text:style-name="a274" text:class-names="" text:cond-style-name=""><text:span text:style-name="a273" text:class-names="">Third level</text:span></text:p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p text:style-name="a277" text:class-names="" text:cond-style-name=""><text:span text:style-name="a2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86" draw:name="Text Placeholder 3" svg:x="0.57in" svg:y="3.91in" svg:width="5.49in" svg:height="3.03in" presentation:class="outline" presentation:placeholder="false">
        <draw:text-box>
          <text:list text:style-name="a285">
            <text:list-item>
              <text:p text:style-name="a284" text:class-names="" text:cond-style-name=""><text:span text:style-name="a283" text:class-names="">Click to edit Master text styles</text:span></text:p>
            </text:list-item>
          </text:list>
        </draw:text-box>
        <svg:title/>
        <svg:desc/>
      </draw:frame>
      <draw:frame draw:id="id53" presentation:style-name="a291" draw:name="Date Placeholder 4" svg:x="0.57in" svg:y="7.02in" svg:width="3in" svg:height="0.39931in" presentation:class="date-time" presentation:placeholder="false">
        <draw:text-box>
          <text:p text:style-name="a290" text:class-names="" text:cond-style-name=""><text:span text:style-name="a287" text:class-names=""><text:date text:fixed="false" style:data-style-name="a288">3/13/2026</text:date></text:span><text:span text:style-name="a289" text:class-names=""/></text:p>
        </draw:text-box>
        <svg:title/>
        <svg:desc/>
      </draw:frame>
      <draw:frame draw:id="id54" presentation:style-name="a294" draw:name="Footer Placeholder 5" svg:x="0.57in" svg:y="0.11in" svg:width="4.5in" svg:height="0.39931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55" presentation:style-name="a298" draw:name="Slide Number Placeholder 6" svg:x="12.53in" svg:y="7.02in" svg:width="0.7in" svg:height="0.39931in" presentation:class="page-number" presentation:placeholder="false">
        <draw:text-box>
          <text:p text:style-name="a297" text:class-names="" text:cond-style-name=""><text:span text:style-name="a295" text:class-names=""><text:page-number style:num-format="1" text:fixed="false">‹Nº›</text:page-number></text:span><text:span text:style-name="a296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9">
      <draw:custom-shape svg:x="0.56635in" svg:y="0.55565in" svg:width="12.1973in" svg:height="0.16325in" draw:id="id56" draw:layer="Master1-bg" draw:style-name="a302" draw:name="Freeform: Shape 6">
        <svg:title/>
        <svg:desc/>
        <text:p text:style-name="a301" text:class-names="" text:cond-style-name=""><text:span text:style-name="a300" text:class-names=""/></text:p>
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57" presentation:style-name="a305" draw:name="Title 1" svg:x="0.57in" svg:y="1.07in" svg:width="5.49in" svg:height="2.69in" presentation:class="title" presentation:placeholder="false">
        <draw:text-box>
          <text:p text:style-name="a304" text:class-names="" text:cond-style-name=""><text:span text:style-name="a303" text:class-names="">Click to edit Master title style</text:span></text:p>
        </draw:text-box>
        <svg:title/>
        <svg:desc/>
      </draw:frame>
      <draw:frame draw:id="id58" presentation:style-name="a308" draw:name="Picture Placeholder 2" svg:x="7.13in" svg:y="1.07986in" svg:width="5.65in" svg:height="5.86in" presentation:class="graphic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9" presentation:style-name="a312" draw:name="Text Placeholder 3" svg:x="0.57in" svg:y="3.91in" svg:width="5.49in" svg:height="3.03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</draw:text-box>
        <svg:title/>
        <svg:desc/>
      </draw:frame>
      <draw:frame draw:id="id60" presentation:style-name="a317" draw:name="Date Placeholder 4" svg:x="0.57in" svg:y="7.02in" svg:width="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>3/13/2026</text:date></text:span><text:span text:style-name="a315" text:class-names=""/></text:p>
        </draw:text-box>
        <svg:title/>
        <svg:desc/>
      </draw:frame>
      <draw:frame draw:id="id61" presentation:style-name="a320" draw:name="Footer Placeholder 5" svg:x="0.57in" svg:y="0.11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2" presentation:style-name="a324" draw:name="Slide Number Placeholder 6" svg:x="12.53in" svg:y="7.02in" svg:width="0.7in" svg:height="0.39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>‹Nº›</text:page-number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0.56635in" svg:y="0.55565in" svg:width="12.1973in" svg:height="0.16325in" draw:id="id63" draw:layer="Master1-bg" draw:style-name="a328" draw:name="Freeform: Shape 6">
        <svg:title/>
        <svg:desc/>
        <text:p text:style-name="a327" text:class-names="" text:cond-style-name=""><text:span text:style-name="a326" text:class-names=""/></text:p>
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64" presentation:style-name="a331" draw:name="Title 1" svg:x="0.57in" svg:y="1.07in" svg:width="12.2in" svg:height="1.6in" presentation:class="title" presentation:placeholder="false">
        <draw:text-box>
          <text:p text:style-name="a330" text:class-names="" text:cond-style-name=""><text:span text:style-name="a329" text:class-names="">Click to edit Master title style</text:span></text:p>
        </draw:text-box>
        <svg:title/>
        <svg:desc/>
      </draw:frame>
      <draw:frame draw:id="id65" presentation:style-name="a347" draw:name="Vertical Text Placeholder 2" svg:x="0.57in" svg:y="2.82in" svg:width="12.2in" svg:height="4.12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  <text:list text:style-name="a337">
            <text:list-item>
              <text:list text:style-name="a337">
                <text:list-item>
                  <text:p text:style-name="a336" text:class-names="" text:cond-style-name=""><text:span text:style-name="a335" text:class-names="">Second level</text:span></text:p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p text:style-name="a339" text:class-names="" text:cond-style-name=""><text:span text:style-name="a338" text:class-names="">Third level</text:span></text:p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p text:style-name="a342" text:class-names="" text:cond-style-name=""><text:span text:style-name="a3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52" draw:name="Date Placeholder 3" svg:x="0.57in" svg:y="7.02in" svg:width="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>3/13/2026</text:date></text:span><text:span text:style-name="a350" text:class-names=""/></text:p>
        </draw:text-box>
        <svg:title/>
        <svg:desc/>
      </draw:frame>
      <draw:frame draw:id="id67" presentation:style-name="a355" draw:name="Footer Placeholder 4" svg:x="0.57in" svg:y="0.11in" svg:width="4.5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68" presentation:style-name="a359" draw:name="Slide Number Placeholder 5" svg:x="12.53in" svg:y="7.02in" svg:width="0.7in" svg:height="0.39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>‹Nº›</text:page-number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frame draw:id="id69" presentation:style-name="a363" draw:name="Vertical Title 1" svg:x="9.47in" svg:y="1.07in" svg:width="2.79in" svg:height="5.87in" presentation:class="title" presentation:placeholder="false">
        <draw:text-box>
          <text:p text:style-name="a362" text:class-names="" text:cond-style-name=""><text:span text:style-name="a361" text:class-names="">Click to edit Master title style</text:span></text:p>
        </draw:text-box>
        <svg:title/>
        <svg:desc/>
      </draw:frame>
      <draw:frame draw:id="id70" presentation:style-name="a379" draw:name="Vertical Text Placeholder 2" svg:x="0.57in" svg:y="1.07in" svg:width="8.76in" svg:height="5.87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Click to edit Master text styles</text:span></text:p>
            </text:list-item>
          </text:list>
          <text:list text:style-name="a369">
            <text:list-item>
              <text:list text:style-name="a369">
                <text:list-item>
                  <text:p text:style-name="a368" text:class-names="" text:cond-style-name=""><text:span text:style-name="a367" text:class-names="">Second level</text:span></text:p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p text:style-name="a371" text:class-names="" text:cond-style-name=""><text:span text:style-name="a370" text:class-names="">Third level</text:span></text:p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p text:style-name="a374" text:class-names="" text:cond-style-name=""><text:span text:style-name="a3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84" draw:name="Date Placeholder 3" svg:x="0.57in" svg:y="7.02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>3/13/2026</text:date></text:span><text:span text:style-name="a382" text:class-names=""/></text:p>
        </draw:text-box>
        <svg:title/>
        <svg:desc/>
      </draw:frame>
      <draw:frame draw:id="id72" presentation:style-name="a387" draw:name="Footer Placeholder 4" svg:x="0.57in" svg:y="0.11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73" presentation:style-name="a391" draw:name="Slide Number Placeholder 5" svg:x="12.53in" svg:y="7.02in" svg:width="0.7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>‹Nº›</text:page-number></text:span><text:span text:style-name="a389" text:class-names=""/></text:p>
        </draw:text-box>
        <svg:title/>
        <svg:desc/>
      </draw:frame>
      <draw:custom-shape svg:width="5.82429in" svg:height="0.16325in" draw:id="id74" draw:style-name="a394" draw:transform="translate(-2.91215in -0.08163in) rotate(-1.5708) translate(12.68536in 4.00225in)" draw:name="Rectangle 6">
        <svg:title/>
        <svg:desc/>
        <text:p text:style-name="a393" text:class-names="" text:cond-style-name=""><text:span text:style-name="a392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Sofia Perez Puerta</meta:initial-creator>
    <dc:creator>Sofia Perez Puerta</dc:creator>
    <meta:creation-date>2026-03-13T11:22:43Z</meta:creation-date>
    <dc:date>2026-03-13T11:29:49Z</dc:date>
    <meta:editing-cycles>1</meta:editing-cycles>
    <meta:editing-duration>PT425S</meta:editing-duration>
    <meta:document-statistic meta:paragraph-count="16" meta:word-count="33"/>
  </office:meta>
</office:document-meta>
</file>